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l faut tuer 1176 monstres pour passer du niveau 1 au niveau 50.</text:p>
      <text:p text:style-name="Standard">nombre à tuer pour monter de niveau : n = lvl -1</text:p>
      <text:p text:style-name="Standard">(exemple: au lvl 21 je dois tuer 20 monstres pour passer lvl 22,)</text:p>
      <text:p text:style-name="Standard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">Caractéristique</text:p>
          </table:table-cell>
          <table:table-cell table:style-name="Tableau1.B1" office:value-type="string">
            <text:p text:style-name="P1">Stats Perso lvl 50</text:p>
          </table:table-cell>
        </table:table-row>
        <table:table-row>
          <table:table-cell table:style-name="Tableau1.A2" office:value-type="string">
            <text:p text:style-name="P1">HP</text:p>
          </table:table-cell>
          <table:table-cell table:style-name="Tableau1.B2" office:value-type="float" office:value="759369">
            <text:p text:style-name="P1">759369</text:p>
          </table:table-cell>
        </table:table-row>
        <table:table-row>
          <table:table-cell table:style-name="Tableau1.A2" office:value-type="string">
            <text:p text:style-name="P1">PM</text:p>
          </table:table-cell>
          <table:table-cell table:style-name="Tableau1.B3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>Dégâts</text:p>
          </table:table-cell>
          <table:table-cell table:style-name="Tableau1.B3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>Dégâts des sorts</text:p>
          </table:table-cell>
          <table:table-cell table:style-name="Tableau1.B3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>XP pour lvl up</text:p>
          </table:table-cell>
          <table:table-cell table:style-name="Tableau1.B3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>Nombres de monstres à tuer pour lvl up</text:p>
          </table:table-cell>
          <table:table-cell table:style-name="Tableau1.B2" office:value-type="float" office:value="49">
            <text:p text:style-name="P1">49</text:p>
          </table:table-cell>
        </table:table-row>
        <table:table-row>
          <table:table-cell table:style-name="Tableau1.A2" office:value-type="string">
            <text:p text:style-name="P1">Nombre total de monstres tués</text:p>
          </table:table-cell>
          <table:table-cell table:style-name="Tableau1.B2" office:value-type="float" office:value="1176">
            <text:p text:style-name="P1">1176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7M13S</meta:editing-duration>
    <meta:editing-cycles>5</meta:editing-cycles>
    <meta:generator>OpenOffice/4.1.2$Win32 OpenOffice.org_project/412m3$Build-9782</meta:generator>
    <dc:date>2016-05-18T20:50:59.74</dc:date>
    <meta:document-statistic meta:table-count="1" meta:image-count="0" meta:object-count="0" meta:page-count="1" meta:paragraph-count="15" meta:word-count="69" meta:character-count="329"/>
    <meta:user-defined meta:name="Info 1"/>
    <meta:user-defined meta:name="Info 2"/>
    <meta:user-defined meta:name="Info 3"/>
    <meta:user-defined meta:name="Info 4"/>
  </office:meta>
</office:document-meta>
</file>